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" style:family="graphic" style:parent-style-name="standard">
      <style:graphic-properties svg:stroke-color="#dc2300" draw:fill="solid" draw:fill-color="#dc23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5" style:family="graphic" style:parent-style-name="standard">
      <style:graphic-properties svg:stroke-color="#808080" draw:fill="solid" draw:fill-color="#33cc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cm" svg:height="5.3cm" svg:x="1.2cm" svg:y="9.9cm">
          <text:p text:style-name="P1"><text:span text:style-name="T1">DSA</text:span></text:p>
          <text:p text:style-name="P1"><text:span text:style-name="T1">alias analysis</text:span></text:p>
          <text:p text:style-name="P1"><text:span text:style-name="T1">result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5.599cm" svg:height="6.101cm" svg:x="14.8cm" svg:y="8.999cm">
          <text:p text:style-name="P1"><text:span text:style-name="T2">Summary Table</text:span></text:p>
          <text:p text:style-name="P1"><text:span text:style-name="T3">Function parameters</text:span></text:p>
          <text:p text:style-name="P1"><text:span text:style-name="T3">and return value</text:span></text:p>
          <text:p text:style-name="P1"><text:span text:style-name="T3">Taint informatio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6.1cm" svg:height="3.1cm" svg:x="7cm" svg:y="6.2cm">
          <text:p text:style-name="P1">Intraprocedural</text:p>
          <text:p text:style-name="P1">Analys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1cm" svg:height="3.1cm" svg:x="7.1cm" svg:y="10.7cm">
          <text:p text:style-name="P1">Context-Sensitive</text:p>
          <text:p text:style-name="P1">Interprocedural</text:p>
          <text:p text:style-name="P1">Analys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1cm" svg:height="3.1cm" svg:x="7.2cm" svg:y="15.3cm">
          <text:p text:style-name="P1">Context-Insensitive</text:p>
          <text:p text:style-name="P1">Interprocedural</text:p>
          <text:p text:style-name="P1">Analys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cm" svg:height="0.9cm" svg:x="13.5cm" svg:y="11.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1cm" svg:height="0.9cm" svg:x="5.8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3cm" svg:height="0.6cm" svg:x="1.9cm" svg:y="1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cm" svg:height="0.6cm" svg:x="1.899cm" svg:y="20.2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9cm" draw:transform="rotate (2.35619449019234) translate (13.935cm 9.82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cm" svg:height="0.9cm" draw:transform="rotate (0.785398163397448) translate (13.469cm 15.18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1cm" svg:height="0.9cm" draw:transform="rotate (0.785398163397448) translate (5.527cm 9.6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cm" svg:height="0.9cm" draw:transform="rotate (-0.785398163397448) translate (6.365cm 14.3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" draw:layer="layout" svg:width="3.415cm" svg:height="0.878cm" svg:x="3.1cm" svg:y="19.3cm">
          <draw:text-box>
            <text:p><text:span text:style-name="T3">: Read data</text:span></text:p>
          </draw:text-box>
        </draw:frame>
        <draw:frame draw:style-name="gr6" draw:text-style-name="P3" draw:layer="layout" svg:width="5.853cm" svg:height="0.878cm" svg:x="3.101cm" svg:y="20.2cm">
          <draw:text-box>
            <text:p><text:span text:style-name="T3">: Read and write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oundou </meta:initial-creator>
    <meta:creation-date>2014-04-16T08:54:44</meta:creation-date>
    <dc:date>2014-04-16T09:29:37</dc:date>
    <dc:creator>noundou </dc:creator>
    <meta:editing-duration>PT9M15S</meta:editing-duration>
    <meta:editing-cycles>3</meta:editing-cycles>
    <meta:generator>LibreOffice/3.5$Linux_X86_64 LibreOffice_project/350m1$Build-2</meta:generator>
    <meta:document-statistic meta:object-count="15"/>
  </office:meta>
</office:document-meta>
</file>